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55cm" fo:min-width="5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5cm" fo:min-width="4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458cm" fo:min-width="0.06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3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75cm" fo:min-width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6cm" svg:height="1.8cm" svg:x="4.4cm" svg:y="9.2cm">
          <text:p text:style-name="P1">Laptop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159cm" svg:height="0.962cm" svg:x="11.241cm" svg:y="1.838cm">
          <draw:text-box>
            <text:p>Host Certificates</text:p>
          </draw:text-box>
        </draw:frame>
        <draw:custom-shape draw:style-name="gr3" draw:text-style-name="P2" draw:layer="layout" svg:width="4.6cm" svg:height="1.8cm" svg:x="18.6cm" svg:y="9cm"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1.8cm" svg:x="11.6cm" svg:y="5cm">
          <text:p text:style-name="P1">C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8cm" svg:y1="10cm" svg:x2="18.4cm" svg:y2="10cm">
          <text:p/>
        </draw:line>
        <draw:line draw:style-name="gr4" draw:text-style-name="P2" draw:layer="layout" svg:x1="18.6cm" svg:y1="8.4cm" svg:x2="16.6cm" svg:y2="6.8cm">
          <text:p/>
        </draw:line>
        <draw:line draw:style-name="gr5" draw:text-style-name="P2" draw:layer="layout" svg:x1="19.4cm" svg:y1="7.8cm" svg:x2="17.4cm" svg:y2="6.2cm">
          <text:p/>
        </draw:line>
        <draw:custom-shape draw:style-name="gr6" draw:text-style-name="P2" draw:layer="layout" svg:width="0.8cm" svg:height="1cm" svg:x="16.8cm" svg:y="7.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1cm" svg:x="6.8cm" svg:y="11.2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1cm" svg:x="18.4cm" svg:y="5.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1cm" svg:x="14.2cm" svg:y="10.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1cm" svg:x="20.6cm" svg:y="1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8cm" svg:y1="8.8cm" svg:x2="10.8cm" svg:y2="7cm">
          <text:p/>
        </draw:line>
        <draw:custom-shape draw:style-name="gr6" draw:text-style-name="P2" draw:layer="layout" svg:width="0.8cm" svg:height="1cm" svg:x="8.6cm" svg:y="6.8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5.6cm" svg:height="1.8cm" svg:x="4.4cm" svg:y="9.201cm">
          <text:p text:style-name="P1">Laptop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193cm" svg:height="0.962cm" svg:x="11.241cm" svg:y="1.839cm">
          <draw:text-box>
            <text:p>User Certificates</text:p>
          </draw:text-box>
        </draw:frame>
        <draw:custom-shape draw:style-name="gr3" draw:text-style-name="P2" draw:layer="layout" svg:width="4.6cm" svg:height="1.8cm" svg:x="18.6cm" svg:y="9.001cm"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1.8cm" svg:x="11.8cm" svg:y="5.001cm">
          <text:p text:style-name="P1">C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0.8cm" svg:y1="10.001cm" svg:x2="18.4cm" svg:y2="10.001cm">
          <text:p/>
        </draw:line>
        <draw:custom-shape draw:style-name="gr6" draw:text-style-name="P2" draw:layer="layout" svg:width="0.8cm" svg:height="1cm" svg:x="3.4cm" svg:y="9.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cm" svg:height="0.8cm" svg:x="18.2cm" svg:y="6.8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1cm" svg:x="8.2cm" svg:y="5.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1cm" svg:x="14.6cm" svg:y="15.4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1cm" svg:x="10.4cm" svg:y="7.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cm" svg:height="1cm" svg:x="6.8cm" svg:y="11.2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cm" svg:y1="8.2cm" svg:x2="11cm" svg:y2="6.4cm">
          <text:p/>
        </draw:line>
        <draw:line draw:style-name="gr4" draw:text-style-name="P2" draw:layer="layout" svg:x1="11.2cm" svg:y1="7.2cm" svg:x2="8.6cm" svg:y2="8.8cm">
          <text:p/>
        </draw:line>
        <draw:custom-shape draw:style-name="gr10" draw:text-style-name="P2" draw:layer="layout" svg:width="0.8cm" svg:height="1cm" svg:x="14.2cm" svg:y="10.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8cm" svg:y1="8.4cm" svg:x2="17cm" svg:y2="6.6cm">
          <text:p/>
        </draw:lin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07:10:15.760804356</meta:creation-date>
    <meta:editing-duration>P9DT15H47M9S</meta:editing-duration>
    <meta:editing-cycles>44</meta:editing-cycles>
    <dc:date>2018-12-30T22:52:49.405526969</dc:date>
    <meta:generator>LibreOffice/5.2.6.2$MacOSX_X86_64 LibreOffice_project/a3100ed2409ebf1c212f5048fbe377c281438fdc</meta:generator>
    <meta:document-statistic meta:object-count="54"/>
  </office:meta>
</office:document-meta>
</file>